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66.2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181209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table:style-name="Default" office:value-type="string" calcext:value-type="string">
            <text:p>goodBet</text:p>
          </table:table-cell>
          <table:table-cell office:value-type="string" calcext:value-type="string">
            <text:p>betStrength</text:p>
          </table:table-cell>
          <table:table-cell office:value-type="string" calcext:value-type="string">
            <text:p>oddsCalculated</text:p>
          </table:table-cell>
          <table:table-cell office:value-type="string" calcext:value-type="string">
            <text:p>oddsSkyBet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1353589330271" calcext:value-type="float">
            <text:p>1.01353589330271</text:p>
          </table:table-cell>
          <table:table-cell office:value-type="float" office:value="1.47996732026144" calcext:value-type="float">
            <text:p>1.4799673202614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00:00</text:p>
          </table:table-cell>
          <table:table-cell office:value-type="string" calcext:value-type="string">
            <text:p>Junior vs Independiente Medellín</text:p>
          </table:table-cell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932826152299417" calcext:value-type="float">
            <text:p>0.932826152299417</text:p>
          </table:table-cell>
          <table:table-cell office:value-type="float" office:value="1.46183333333333" calcext:value-type="float">
            <text:p>1.46183333333333</text:p>
          </table:table-cell>
          <table:table-cell office:value-type="float" office:value="1.36363636363636" calcext:value-type="float">
            <text:p>1.36363636363636</text:p>
          </table:table-cell>
          <table:table-cell office:value-type="string" calcext:value-type="string">
            <text:p>01:00</text:p>
          </table:table-cell>
          <table:table-cell office:value-type="string" calcext:value-type="string">
            <text:p>Atlanta United FC vs Portland Timber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1298711313706" calcext:value-type="float">
            <text:p>1.1298711313706</text:p>
          </table:table-cell>
          <table:table-cell office:value-type="float" office:value="1.10632085845372" calcext:value-type="float">
            <text:p>1.1063208584537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06:00</text:p>
          </table:table-cell>
          <table:table-cell office:value-type="string" calcext:value-type="string">
            <text:p>Newcastle Jets vs Brisbane Ro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27725982232805" calcext:value-type="float">
            <text:p>1.27725982232805</text:p>
          </table:table-cell>
          <table:table-cell office:value-type="float" office:value="1.17438908965755" calcext:value-type="float">
            <text:p>1.1743890896575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Vendsyssel FF vs Randers FC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16333314266466" calcext:value-type="float">
            <text:p>1.16333314266466</text:p>
          </table:table-cell>
          <table:table-cell office:value-type="float" office:value="1.24164299242424" calcext:value-type="float">
            <text:p>1.24164299242424</text:p>
          </table:table-cell>
          <table:table-cell office:value-type="float" office:value="1.44444444444444" calcext:value-type="float">
            <text:p>1.44444444444444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Eibar vs Leva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12824659413898" calcext:value-type="float">
            <text:p>1.12824659413898</text:p>
          </table:table-cell>
          <table:table-cell office:value-type="float" office:value="1.18177474699214" calcext:value-type="float">
            <text:p>1.18177474699214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Utrecht vs Heracles Almelo</text:p>
          </table:table-cell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908591035059165" calcext:value-type="float">
            <text:p>0.908591035059165</text:p>
          </table:table-cell>
          <table:table-cell office:value-type="float" office:value="1.4150638032991" calcext:value-type="float">
            <text:p>1.4150638032991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Sassuolo vs Fiorentina</text:p>
          </table:table-cell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895716945996276" calcext:value-type="float">
            <text:p>0.895716945996276</text:p>
          </table:table-cell>
          <table:table-cell office:value-type="float" office:value="1.61261261261261" calcext:value-type="float">
            <text:p>1.61261261261261</text:p>
          </table:table-cell>
          <table:table-cell office:value-type="float" office:value="1.44444444444444" calcext:value-type="float">
            <text:p>1.44444444444444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AaB vs AC Horsen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20649243078441" calcext:value-type="float">
            <text:p>1.20649243078441</text:p>
          </table:table-cell>
          <table:table-cell office:value-type="float" office:value="1.13024858577006" calcext:value-type="float">
            <text:p>1.13024858577006</text:p>
          </table:table-cell>
          <table:table-cell office:value-type="float" office:value="1.36363636363636" calcext:value-type="float">
            <text:p>1.36363636363636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Emmen vs Feyenoord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4873218950287" calcext:value-type="float">
            <text:p>1.04873218950287</text:p>
          </table:table-cell>
          <table:table-cell office:value-type="float" office:value="1.22597007947639" calcext:value-type="float">
            <text:p>1.22597007947639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Dundee vs Ranger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0100962509255" calcext:value-type="float">
            <text:p>1.00100962509255</text:p>
          </table:table-cell>
          <table:table-cell office:value-type="float" office:value="1.44298756798757" calcext:value-type="float">
            <text:p>1.44298756798757</text:p>
          </table:table-cell>
          <table:table-cell office:value-type="float" office:value="1.44444444444444" calcext:value-type="float">
            <text:p>1.44444444444444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Cer. Brugge vs Antwerp</text:p>
          </table:table-cell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845020083339596" calcext:value-type="float">
            <text:p>0.845020083339596</text:p>
          </table:table-cell>
          <table:table-cell office:value-type="float" office:value="1.70936108256252" calcext:value-type="float">
            <text:p>1.70936108256252</text:p>
          </table:table-cell>
          <table:table-cell office:value-type="float" office:value="1.44444444444444" calcext:value-type="float">
            <text:p>1.44444444444444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VVV Venlo vs Groningen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9152729933782" calcext:value-type="float">
            <text:p>1.09152729933782</text:p>
          </table:table-cell>
          <table:table-cell office:value-type="float" office:value="1.14518436759055" calcext:value-type="float">
            <text:p>1.1451843675905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Udinese vs Atalan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6038199085248" calcext:value-type="float">
            <text:p>1.06038199085248</text:p>
          </table:table-cell>
          <table:table-cell office:value-type="float" office:value="1.48194573746509" calcext:value-type="float">
            <text:p>1.48194573746509</text:p>
          </table:table-cell>
          <table:table-cell office:value-type="float" office:value="1.57142857142857" calcext:value-type="float">
            <text:p>1.57142857142857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RC Strasbourg vs Caen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0164720467628" calcext:value-type="float">
            <text:p>1.00164720467628</text:p>
          </table:table-cell>
          <table:table-cell office:value-type="float" office:value="1.36139386928861" calcext:value-type="float">
            <text:p>1.36139386928861</text:p>
          </table:table-cell>
          <table:table-cell office:value-type="float" office:value="1.36363636363636" calcext:value-type="float">
            <text:p>1.36363636363636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Parma vs Chievo</text:p>
          </table:table-cell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934763973870119" calcext:value-type="float">
            <text:p>0.934763973870119</text:p>
          </table:table-cell>
          <table:table-cell office:value-type="float" office:value="1.42638502403238" calcext:value-type="float">
            <text:p>1.42638502403238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Empoli vs Bolog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11298368864558" calcext:value-type="float">
            <text:p>1.11298368864558</text:p>
          </table:table-cell>
          <table:table-cell office:value-type="float" office:value="1.19798101889158" calcext:value-type="float">
            <text:p>1.19798101889158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Mainz vs Hannove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17604261400546" calcext:value-type="float">
            <text:p>1.17604261400546</text:p>
          </table:table-cell>
          <table:table-cell office:value-type="float" office:value="1.19043305346885" calcext:value-type="float">
            <text:p>1.1904330534688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Lugano vs Sion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16960802405125" calcext:value-type="float">
            <text:p>1.16960802405125</text:p>
          </table:table-cell>
          <table:table-cell office:value-type="float" office:value="1.16589176510011" calcext:value-type="float">
            <text:p>1.16589176510011</text:p>
          </table:table-cell>
          <table:table-cell office:value-type="float" office:value="1.36363636363636" calcext:value-type="float">
            <text:p>1.36363636363636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Moreirense FC vs Santa Cla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14271203656679" calcext:value-type="float">
            <text:p>1.14271203656679</text:p>
          </table:table-cell>
          <table:table-cell office:value-type="float" office:value="1.19333333333333" calcext:value-type="float">
            <text:p>1.19333333333333</text:p>
          </table:table-cell>
          <table:table-cell office:value-type="float" office:value="1.36363636363636" calcext:value-type="float">
            <text:p>1.36363636363636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Grasshoppers Zurich vs FC Luzern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6267795999279" calcext:value-type="float">
            <text:p>1.06267795999279</text:p>
          </table:table-cell>
          <table:table-cell office:value-type="float" office:value="1.31742640075973" calcext:value-type="float">
            <text:p>1.3174264007597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FC Basel vs FC Zurich</text:p>
          </table:table-cell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865163114697565" calcext:value-type="float">
            <text:p>0.865163114697565</text:p>
          </table:table-cell>
          <table:table-cell office:value-type="float" office:value="1.54113520408163" calcext:value-type="float">
            <text:p>1.54113520408163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Nacional da Madeira vs Boavista FC</text:p>
          </table:table-cell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781039444726596" calcext:value-type="float">
            <text:p>0.781039444726596</text:p>
          </table:table-cell>
          <table:table-cell office:value-type="float" office:value="1.7459250910352" calcext:value-type="float">
            <text:p>1.7459250910352</text:p>
          </table:table-cell>
          <table:table-cell office:value-type="float" office:value="1.36363636363636" calcext:value-type="float">
            <text:p>1.36363636363636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FC Copenhagen vs Esbjerg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8246155173529" calcext:value-type="float">
            <text:p>1.08246155173529</text:p>
          </table:table-cell>
          <table:table-cell office:value-type="float" office:value="1.38573051171688" calcext:value-type="float">
            <text:p>1.3857305117168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5:15</text:p>
          </table:table-cell>
          <table:table-cell office:value-type="string" calcext:value-type="string">
            <text:p>Huesca vs Real Madrid</text:p>
          </table:table-cell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984931300015099" calcext:value-type="float">
            <text:p>0.984931300015099</text:p>
          </table:table-cell>
          <table:table-cell office:value-type="float" office:value="1.42141893549178" calcext:value-type="float">
            <text:p>1.4214189354917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NAC Breda vs Vitess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17397949717725" calcext:value-type="float">
            <text:p>1.17397949717725</text:p>
          </table:table-cell>
          <table:table-cell office:value-type="float" office:value="1.33854856512141" calcext:value-type="float">
            <text:p>1.33854856512141</text:p>
          </table:table-cell>
          <table:table-cell office:value-type="float" office:value="1.57142857142857" calcext:value-type="float">
            <text:p>1.57142857142857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Lille vs Stade Reim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6357541899441" calcext:value-type="float">
            <text:p>1.06357541899441</text:p>
          </table:table-cell>
          <table:table-cell office:value-type="float" office:value="1.20886047453964" calcext:value-type="float">
            <text:p>1.20886047453964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Newcastle vs Wolv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10221953797373" calcext:value-type="float">
            <text:p>1.10221953797373</text:p>
          </table:table-cell>
          <table:table-cell office:value-type="float" office:value="1.2096803652968" calcext:value-type="float">
            <text:p>1.2096803652968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Genoa vs SPAL</text:p>
          </table:table-cell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979501667480935" calcext:value-type="float">
            <text:p>0.979501667480935</text:p>
          </table:table-cell>
          <table:table-cell office:value-type="float" office:value="1.36123640990053" calcext:value-type="float">
            <text:p>1.36123640990053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Vejle vs Brøndby IF</text:p>
          </table:table-cell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931051629934311" calcext:value-type="float">
            <text:p>0.931051629934311</text:p>
          </table:table-cell>
          <table:table-cell office:value-type="float" office:value="1.38092694795561" calcext:value-type="float">
            <text:p>1.38092694795561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Borussia Monchengladbach vs Stuttgart</text:p>
          </table:table-cell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815282032798702" calcext:value-type="float">
            <text:p>0.815282032798702</text:p>
          </table:table-cell>
          <table:table-cell office:value-type="float" office:value="1.71719717064545" calcext:value-type="float">
            <text:p>1.7171971706454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Anderlecht vs Sporting de Charleroi</text:p>
          </table:table-cell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990304121173014" calcext:value-type="float">
            <text:p>0.990304121173014</text:p>
          </table:table-cell>
          <table:table-cell office:value-type="float" office:value="1.2983024691358" calcext:value-type="float">
            <text:p>1.2983024691358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Real Sociedad vs Valladolid</text:p>
          </table:table-cell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969193934557063" calcext:value-type="float">
            <text:p>0.969193934557063</text:p>
          </table:table-cell>
          <table:table-cell office:value-type="float" office:value="1.32658102766798" calcext:value-type="float">
            <text:p>1.32658102766798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Vitoria de Guimaraes vs Rio Ave</text:p>
          </table:table-cell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920059039771729" calcext:value-type="float">
            <text:p>0.920059039771729</text:p>
          </table:table-cell>
          <table:table-cell office:value-type="float" office:value="1.39742585001206" calcext:value-type="float">
            <text:p>1.39742585001206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Gent vs KAS Eupen</text:p>
          </table:table-cell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967496190959878" calcext:value-type="float">
            <text:p>0.967496190959878</text:p>
          </table:table-cell>
          <table:table-cell office:value-type="float" office:value="1.40944881889764" calcext:value-type="float">
            <text:p>1.40944881889764</text:p>
          </table:table-cell>
          <table:table-cell office:value-type="float" office:value="1.36363636363636" calcext:value-type="float">
            <text:p>1.36363636363636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River Plate vs Boca Juniors</text:p>
          </table:table-cell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8377684352533" calcext:value-type="float">
            <text:p>0.8377684352533</text:p>
          </table:table-cell>
          <table:table-cell office:value-type="float" office:value="1.53468933849907" calcext:value-type="float">
            <text:p>1.53468933849907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AC Milan vs Torino</text:p>
          </table:table-cell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684633559299578" calcext:value-type="float">
            <text:p>0.684633559299578</text:p>
          </table:table-cell>
          <table:table-cell office:value-type="float" office:value="1.99177552007741" calcext:value-type="float">
            <text:p>1.99177552007741</text:p>
          </table:table-cell>
          <table:table-cell office:value-type="float" office:value="1.36363636363636" calcext:value-type="float">
            <text:p>1.36363636363636</text:p>
          </table:table-cell>
          <table:table-cell office:value-type="string" calcext:value-type="string">
            <text:p>19:45</text:p>
          </table:table-cell>
          <table:table-cell office:value-type="string" calcext:value-type="string">
            <text:p>Betis vs Rayo Vallecan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3518827541174" calcext:value-type="float">
            <text:p>1.03518827541174</text:p>
          </table:table-cell>
          <table:table-cell office:value-type="float" office:value="1.24201009251472" calcext:value-type="float">
            <text:p>1.24201009251472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Sporting CP vs CD Aves</text:p>
          </table:table-cell>
        </table:table-row>
      </table:table>
      <table:named-expressions/>
      <table:database-ranges>
        <table:database-range table:name="__Anonymous_Sheet_DB__0" table:target-range-address="'20181209'.A1:'20181209'.F39" table:display-filter-buttons="true">
          <table:filter>
            <table:filter-and>
              <table:filter-condition table:field-number="0" table:value="True" table:operator="="/>
            </table:filter-and>
          </table:filter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9T22:08:34.792000000</dc:date>
    <meta:editing-duration>PT21H13M58S</meta:editing-duration>
    <meta:editing-cycles>2</meta:editing-cycles>
    <meta:generator>LibreOffice/6.1.3.2$Windows_X86_64 LibreOffice_project/86daf60bf00efa86ad547e59e09d6bb77c699acb</meta:generator>
    <meta:document-statistic meta:table-count="1" meta:cell-count="234" meta:object-count="0"/>
  </office:meta>
</office:document-meta>
</file>